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00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0.5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omputer Language Processing</text:p>
          </draw:text-box>
        </draw:frame>
        <draw:frame presentation:style-name="pr2" draw:text-style-name="P1" draw:layer="layout" svg:width="25.199cm" svg:height="9.009cm" svg:x="1.4cm" svg:y="3.81cm" presentation:class="subtitle" presentation:user-transformed="true">
          <draw:text-box>
            <text:p>Adding Polymorphic types to Am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sic overview of the feature</text:p>
          </draw:text-box>
        </draw:frame>
        <draw:frame presentation:style-name="pr4" draw:layer="layout" svg:width="25.199cm" svg:height="9.134cm" svg:x="1.4cm" svg:y="4.582cm" presentation:class="outline" presentation:user-transformed="true">
          <draw:text-box>
            <text:list text:style-name="L2">
              <text:list-item>
                <text:p>In the List library of Amy, what is defined is actually a List of Int only</text:p>
              </text:list-item>
              <text:list-item>
                <text:p>With polymorphic types, we could define <text:span text:style-name="T1">List[A]</text:span><text:span text:style-name="T2">, with A being a parametric type</text:span></text:p>
              </text:list-item>
              <text:list-item>
                <text:p>And then use <text:span text:style-name="T1">List[Int]</text:span>, <text:span text:style-name="T1">List[String]</text:span>, et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ighlight of the use of the feature</text:p>
          </draw:text-box>
        </draw:frame>
        <draw:frame draw:style-name="gr2" draw:text-style-name="P3" draw:layer="layout" svg:width="23.368cm" svg:height="10.205cm" svg:x="2.032cm" svg:y="4.019cm">
          <draw:text-box>
            <text:p>abstract class Option[A]</text:p>
            <text:p>case class Some[A](value: A) extends Option[A]</text:p>
            <text:p>case class None[A]() extends Option[A]</text:p>
            <text:p/>
            <text:p>def get[A](o : Option[A]) : A = {</text:p>
            <text:p><text:tab/>o match {</text:p>
            <text:p><text:tab/><text:tab/>case Some[A](a) =&gt; a</text:p>
            <text:p><text:tab/><text:tab/>case None[A] =&gt; error(“The option is empty.“)</text:p>
            <text:p><text:tab/>}</text:p>
            <text:p>}</text:p>
            <text:p/>
            <text:p text:style-name="P2">val x : String = “foo”;</text:p>
            <text:p text:style-name="P2">val o : Option[String] = Some[String](x);</text:p>
            <text:p>Std.println(get[String](o) ++ “bar”)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x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</text:list-header>
              <text:list-item>
                <text:p><text:span text:style-name="T3">Recognize tokens for brackets (‘[‘ and ‘]’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rs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llow the use of parametric <text:span text:style-name="T1">[T]</text:span> for the definitions and types</text:p>
              </text:list-item>
              <text:list-item>
                <text:p>Add the corresponding polymorphic types information in the AST</text:p>
                <text:p/>
                <text:p><text:span text:style-name="T3">abstract class List[A] // allowed</text:span></text:p>
                <text:p><text:span text:style-name="T3">abstract class List // also allowed</text:span></text:p>
                <text:p><text:span text:style-name="T3">val x[T] // still not allowed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ame analyz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d information about the parametric types in the symbol table</text:p>
                <text:p/>
                <text:p><text:span text:style-name="T3">abstract class Option[A]</text:span></text:p>
                <text:p><text:span text:style-name="T3">case class None[A]() extends Option[A] // correct</text:span></text:p>
                <text:p><text:span text:style-name="T3">case class None[T]() extends Option[T] <text:s/>// also correct</text:span></text:p>
                <text:p><text:span text:style-name="T3">case class None[Z]() extends Option[W] <text:s/>// incorrect</text:span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ame analyz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4">Check that definitions and use are consistent with previous definitions</text:p>
                <text:p text:style-name="P4"/>
                <text:p text:style-name="P4"><text:span text:style-name="T3">abstract type List[A]</text:span></text:p>
                <text:p><text:span text:style-name="T3">def length[A,B](l: List[A,B]): Int = { … } // incorrec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ype checker</text:p>
          </draw:text-box>
        </draw:frame>
        <draw:frame presentation:style-name="pr4" draw:layer="layout" svg:width="25.199cm" svg:height="9.134cm" svg:x="1.4cm" svg:y="4.328cm" presentation:class="outline" presentation:user-transformed="true">
          <draw:text-box>
            <text:list text:style-name="L2">
              <text:list-item>
                <text:p>Verify that when using the definitions with concrete types, the constraints are respected</text:p>
                <text:p/>
                <text:p><text:span text:style-name="T3">Some[String](“foo”) <text:s/>// correct</text:span></text:p>
                <text:p><text:span text:style-name="T3">Some[String](42) <text:s/>// incorrec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4:49:27.175874908</meta:creation-date>
    <dc:date>2018-12-15T09:40:03.306491504</dc:date>
    <meta:editing-duration>PT26M26S</meta:editing-duration>
    <meta:editing-cycles>4</meta:editing-cycles>
    <meta:generator>LibreOffice/6.1.3.2$Linux_X86_64 LibreOffice_project/10$Build-2</meta:generator>
    <meta:document-statistic meta:object-count="53"/>
  </office:meta>
</office:document-meta>
</file>